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594c" officeooo:paragraph-rsid="0014594c"/>
    </style:style>
    <style:style style:name="P2" style:family="paragraph" style:parent-style-name="Standard">
      <style:text-properties officeooo:rsid="0014594c" officeooo:paragraph-rsid="0018320b"/>
    </style:style>
    <style:style style:name="P3" style:family="paragraph" style:parent-style-name="Standard">
      <style:text-properties officeooo:rsid="00153363" officeooo:paragraph-rsid="0014594c"/>
    </style:style>
    <style:style style:name="P4" style:family="paragraph" style:parent-style-name="Standard">
      <style:text-properties officeooo:rsid="0018320b" officeooo:paragraph-rsid="0018320b"/>
    </style:style>
    <style:style style:name="P5" style:family="paragraph" style:parent-style-name="Text_20_body">
      <style:text-properties officeooo:paragraph-rsid="0023f52c"/>
    </style:style>
    <style:style style:name="P6" style:family="paragraph" style:parent-style-name="Text_20_body">
      <style:text-properties officeooo:paragraph-rsid="001dbc7b"/>
    </style:style>
    <style:style style:name="P7" style:family="paragraph" style:parent-style-name="Standard">
      <style:text-properties officeooo:paragraph-rsid="0018acf2"/>
    </style:style>
    <style:style style:name="T1" style:family="text">
      <style:text-properties officeooo:rsid="0018acf2"/>
    </style:style>
    <style:style style:name="T2" style:family="text">
      <style:text-properties officeooo:rsid="001bb365"/>
    </style:style>
    <style:style style:name="T3" style:family="text">
      <style:text-properties officeooo:rsid="001dbc7b"/>
    </style:style>
    <style:style style:name="T4" style:family="text">
      <style:text-properties officeooo:rsid="0020d68e"/>
    </style:style>
    <style:style style:name="T5" style:family="text">
      <style:text-properties officeooo:rsid="0023f52c"/>
    </style:style>
    <style:style style:name="T6" style:family="text">
      <style:text-properties officeooo:rsid="002768c5"/>
    </style:style>
    <style:style style:name="T7" style:family="text">
      <style:text-properties officeooo:rsid="0028251c"/>
    </style:style>
    <style:style style:name="T8" style:family="text">
      <style:text-properties officeooo:rsid="0029da50"/>
    </style:style>
    <style:style style:name="T9" style:family="text">
      <style:text-properties officeooo:rsid="0018320b"/>
    </style:style>
    <style:style style:name="T10" style:family="text">
      <style:text-properties fo:font-style="italic"/>
    </style:style>
    <style:style style:name="T11" style:family="text">
      <style:text-properties officeooo:rsid="002a259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PE</text:p>
      <text:p text:style-name="P1"/>
      <text:p text:style-name="P2">Bibliographie commentée :</text:p>
      <text:p text:style-name="Standard"/>
      <text:p text:style-name="Standard">Les réseaux neuronaux sont construits sur un <text:a xlink:type="simple" xlink:href="https://fr.wikipedia.org/wiki/Paradigme" text:style-name="Internet_20_link" text:visited-style-name="Visited_20_Internet_20_Link">paradigme</text:a> <text:a xlink:type="simple" xlink:href="https://fr.wikipedia.org/wiki/Biologie" text:style-name="Internet_20_link" text:visited-style-name="Visited_20_Internet_20_Link">biologique</text:a>, celui du <text:a xlink:type="simple" xlink:href="https://fr.wikipedia.org/wiki/Neurone_formel" text:style-name="Internet_20_link" text:visited-style-name="Visited_20_Internet_20_Link">neurone formel</text:a>. Les neurologues <text:a xlink:type="simple" xlink:href="https://fr.wikipedia.org/wiki/Warren_McCulloch" text:style-name="Internet_20_link" text:visited-style-name="Visited_20_Internet_20_Link">McCulloch</text:a> e<text:span text:style-name="T8">t</text:span><text:a xlink:type="simple" xlink:href="https://fr.wikipedia.org/wiki/Walter_Pitts" text:style-name="Internet_20_link" text:visited-style-name="Visited_20_Internet_20_Link"> Pitts</text:a> publièrent dès la fin des années 1950 les premiers travaux sur les réseaux de neurones. <text:span text:style-name="T1">En s’inspirant du neurone biologique, ils créèrent le neurone formel, </text:span>conçu comme un <text:a xlink:type="simple" xlink:href="https://fr.wikipedia.org/wiki/Automate" text:style-name="Internet_20_link" text:visited-style-name="Visited_20_Internet_20_Link">automate</text:a> doté d'une <text:a xlink:type="simple" xlink:href="https://fr.wikipedia.org/wiki/Fonction_de_transfert" text:style-name="Internet_20_link" text:visited-style-name="Visited_20_Internet_20_Link">fonction de transfert</text:a> qui transforme ses entrées en sortie selon des règles précises. Ces neurones sont associés en réseaux, <text:span text:style-name="T2">et</text:span> <text:span text:style-name="T6">on caractérise </text:span>l'efficacité de la transmission des signaux d'un neurone à l'autre <text:span text:style-name="T6">par des « poids synaptiques », </text:span>mod<text:span text:style-name="T2">ifi</text:span>és par des règles d'apprentissage. <text:span text:style-name="T2">L</text:span>es coefficients <text:a xlink:type="simple" xlink:href="https://fr.wikipedia.org/wiki/Synapse" text:style-name="Internet_20_link" text:visited-style-name="Visited_20_Internet_20_Link">synaptiques</text:a>, le seuil de chaque neurone, et la façon de les ajuster déterminent l'évolution du réseau en fonction de ses informations d'entrée. Il faut choisir un mécanisme permettant de les calculer et de les faire converger si possible vers une valeur <text:span text:style-name="T8">optimale</text:span>. <text:span text:style-name="T1">Cette phase d’apprentissage permet aux réseaux de neurones de résoudre des problèmes intuitifs, mais difficilement formalisables, comme la classification et la reconnaissance de motifs.</text:span> </text:p>
      <text:p text:style-name="Standard"><text:bookmark text:name="Perceptron"/></text:p>
      <text:p text:style-name="P6"><text:span text:style-name="T3">Les travaux menées après (notamment la règle de Hebb) ont permis d’aboutir en </text:span><text:a xlink:type="simple" xlink:href="https://fr.wikipedia.org/wiki/1957" text:style-name="Internet_20_link" text:visited-style-name="Visited_20_Internet_20_Link">1957</text:a> <text:span text:style-name="T3">au</text:span> modèle du <text:a xlink:type="simple" xlink:href="https://fr.wikipedia.org/wiki/Perceptron" text:style-name="Internet_20_link" text:visited-style-name="Visited_20_Internet_20_Link">perceptron</text:a>. C’est le premier système artificiel capable d’apprendre par expérience. <text:span text:style-name="T11">Il consiste en un neurone unique à n entrées, n poids associés à chaque <text:s/>Le perceptron seul présente plusieurs défauts, notamment sa limitation à des problèmes linéairement classifiables. En 1986, David Rumelhart introduit le perceptron multicouche, reposant sur la rétropropagation du gradient et s’avérant capable de traiter avec succès des phénomènes non linéaires. [expliquer la rétropropagation du gradient].</text:span></text:p>
      <text:p text:style-name="P5"><text:span text:style-name="T5">Les réseaux de neurones présentent plusieurs limites, que nous nous efforceront à mettre en évidence. D’abord, il y a la nécessité de disposer d’une base d’apprentissage conséquente : <text:s/>l’apprentissage nécessite des exemples, qui doivent être d’autant plus nombreux que le problème est complexe. C’est problématique sur un plan pratique, car les exemples peuvent être en quantité limitée ou onéreux à collecter. Il y a également des problèmes liés au surapprentissage.</text:span> <text:span text:style-name="T3">(</text:span>théorie de la « régularisation statistique »). On peut réguler un système d’apprentissage pour qu’il arbitre au mieux entre une modélisation pauvre et une modélisation trop riche qui serait optimisée sur un nombre d’exemples trop petit, et serait inopérant sur des exemples non encore appris. <text:span text:style-name="T7">De plus, l</text:span>e réseau de neurones ne fournit pas toujours de règle exploitable par un humain, <text:span text:style-name="T4">et l</text:span>es calculs aboutissant à un résultat sont cachés.</text:p>
      <text:p text:style-name="P3">Après ces développements, les chercheurs I. Goodfellow ont résumé les connaissances amassées dans un livre [source]. </text:p>
      <text:p text:style-name="P3"/>
      <text:p text:style-name="P3"/>
      <text:p text:style-name="P4">Bibliographie :</text:p>
      <text:p text:style-name="P7"><text:span text:style-name="T9">[1] </text:span>F. Rosenblatt (1958), <text:span text:style-name="T10">The perceptron: a probabilistic model for information storage and organization in the brain</text:span></text:p>
      <text:p text:style-name="P4">[2] </text:p>
      <text:p text:style-name="P4">[3] </text:p>
      <text:p text:style-name="P4">[4] <text:span text:style-name="T4">article fondateur pour la rétropropagation du gradient de l’erreur ?</text:span></text:p>
      <text:p text:style-name="P4">[5]</text:p>
      <text:p text:style-name="P4">[6]</text:p>
      <text:p text:style-name="P4">[7]</text:p>
      <text:p text:style-name="P4">[8]</text:p>
      <text:p text:style-name="P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4:07:44.987897811</meta:creation-date>
    <dc:date>2018-02-02T21:56:36.684966534</dc:date>
    <meta:editing-duration>PT48M23S</meta:editing-duration>
    <meta:editing-cycles>6</meta:editing-cycles>
    <meta:generator>LibreOffice/5.4.2.2$Linux_X86_64 LibreOffice_project/40m0$Build-2</meta:generator>
    <meta:document-statistic meta:table-count="0" meta:image-count="0" meta:object-count="0" meta:page-count="1" meta:paragraph-count="16" meta:word-count="442" meta:character-count="2941" meta:non-whitespace-character-count="2509"/>
  </office:meta>
</office:document-meta>
</file>